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3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4" style:family="paragraph" style:parent-style-name="Standard">
      <style:paragraph-properties fo:text-align="start" style:justify-single-word="false"/>
      <style:text-properties officeooo:rsid="00033d94" officeooo:paragraph-rsid="00123325" style:language-asian="ja" style:country-asian="JP"/>
    </style:style>
    <style:style style:name="P5" style:family="paragraph" style:parent-style-name="Standard">
      <style:paragraph-properties fo:text-align="center" style:justify-single-word="false"/>
      <style:text-properties officeooo:rsid="000f0b6e" officeooo:paragraph-rsid="000f0b6e" style:language-asian="ja" style:country-asian="JP"/>
    </style:style>
    <style:style style:name="P6" style:family="paragraph" style:parent-style-name="Standard">
      <style:paragraph-properties fo:text-align="center" style:justify-single-word="false"/>
      <style:text-properties officeooo:rsid="000f0b6e" officeooo:paragraph-rsid="0015a75c" style:language-asian="ja" style:country-asian="JP"/>
    </style:style>
    <style:style style:name="P7" style:family="paragraph" style:parent-style-name="Standard">
      <style:paragraph-properties fo:text-align="start" style:justify-single-word="false"/>
      <style:text-properties officeooo:rsid="000f0b6e" officeooo:paragraph-rsid="0015a75c" style:language-asian="ja" style:country-asian="JP"/>
    </style:style>
    <style:style style:name="P8" style:family="paragraph" style:parent-style-name="Standard">
      <style:paragraph-properties fo:text-align="start" style:justify-single-word="false"/>
      <style:text-properties officeooo:rsid="000f0b6e" officeooo:paragraph-rsid="0016aeac" style:language-asian="ja" style:country-asian="JP"/>
    </style:style>
    <style:style style:name="P9" style:family="paragraph" style:parent-style-name="Standard">
      <style:paragraph-properties fo:text-align="end" style:justify-single-word="false"/>
      <style:text-properties officeooo:paragraph-rsid="00033d94" style:language-asian="ja" style:country-asian="JP"/>
    </style:style>
    <style:style style:name="P10" style:family="paragraph" style:parent-style-name="Standard">
      <style:paragraph-properties fo:text-align="start" style:justify-single-word="false"/>
      <style:text-properties officeooo:paragraph-rsid="000f0b6e" style:language-asian="ja" style:country-asian="JP"/>
    </style:style>
    <style:style style:name="P11" style:family="paragraph" style:parent-style-name="Standard">
      <style:paragraph-properties fo:text-align="start" style:justify-single-word="false"/>
      <style:text-properties officeooo:paragraph-rsid="00123325" style:language-asian="ja" style:country-asian="JP"/>
    </style:style>
    <style:style style:name="P12" style:family="paragraph" style:parent-style-name="Standard">
      <style:paragraph-properties fo:text-align="start" style:justify-single-word="false"/>
      <style:text-properties officeooo:paragraph-rsid="00148ce7" style:language-asian="ja" style:country-asian="JP"/>
    </style:style>
    <style:style style:name="P13" style:family="paragraph" style:parent-style-name="Standard">
      <style:paragraph-properties fo:text-align="start" style:justify-single-word="false"/>
      <style:text-properties officeooo:rsid="00123325" officeooo:paragraph-rsid="00148ce7" style:language-asian="ja" style:country-asian="JP"/>
    </style:style>
    <style:style style:name="P14" style:family="paragraph" style:parent-style-name="Standard">
      <style:paragraph-properties fo:text-align="center" style:justify-single-word="false"/>
      <style:text-properties officeooo:rsid="001a5b2a" officeooo:paragraph-rsid="001a5b2a" style:language-asian="ja" style:country-asian="JP"/>
    </style:style>
    <style:style style:name="T1" style:family="text">
      <style:text-properties officeooo:rsid="0004f664"/>
    </style:style>
    <style:style style:name="T2" style:family="text">
      <style:text-properties officeooo:rsid="00123325"/>
    </style:style>
    <style:style style:name="T3" style:family="text">
      <style:text-properties officeooo:rsid="00148ce7"/>
    </style:style>
    <style:style style:name="T4" style:family="text">
      <style:text-properties officeooo:rsid="0015a7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1"/>
      <text:p text:style-name="P14">軌跡シリーズに実装したいもの</text:p>
      <text:p text:style-name="P5">新アサルトアタック「バニッシュアタック」</text:p>
      <text:p text:style-name="P2"/>
      <text:p text:style-name="P3">令和2年<text:span text:style-name="T1">3</text:span>月<text:span text:style-name="T1">23</text:span>日</text:p>
      <text:p text:style-name="P3">宮坂　冬哉</text:p>
      <text:p text:style-name="P9"/>
      <text:p text:style-name="P10">「創の軌跡」の主人公は元殺し屋という経歴をもつと拝見しました。</text:p>
      <text:p text:style-name="P10">その経歴を生かした新アサルトアタックとして「バニッシュアタック」を提案します。</text:p>
      <text:p text:style-name="P10"/>
      <text:p text:style-name="P10">・従来との違い</text:p>
      <text:p text:style-name="P10"/>
      <text:p text:style-name="P10">アサルトポイントはオブジェクトやクォーツの能力で溜まっていましたが</text:p>
      <text:p text:style-name="P10">新提案は「隠密行動でアサルトポイントが溜まる」です。</text:p>
      <text:p text:style-name="P10">軌跡シリーズは敵はプレイヤーを見つけると追いかけてきます。（低レベル時）</text:p>
      <text:p text:style-name="P12">追いかけられていない場合のみバニッシュポイント<text:span text:style-name="T3">(従来のアサルトポイント)</text:span>が</text:p>
      <text:p text:style-name="P12">溜まるような使用にしたいと思います。</text:p>
      <text:p text:style-name="P12">逆に見つかってしまうと、一気に バニッシュアタック が減ります。</text:p>
      <text:p text:style-name="P10"/>
      <text:p text:style-name="P10">・方法</text:p>
      <text:p text:style-name="P10"/>
      <text:p text:style-name="P12">閃の軌跡<text:span text:style-name="T2">3からのアサルトアタックと方法は同じです。画面左下に設置するバニッシュポイントが</text:span></text:p>
      <text:p text:style-name="P13">溜まったらR2トリガーで バニッシュアタック を行います。</text:p>
      <text:p text:style-name="P12">バニッシュアタック 種類は　斬撃　と　狙撃　が　あります。</text:p>
      <text:p text:style-name="P11"/>
      <text:p text:style-name="P11">・斬撃　狙撃</text:p>
      <text:p text:style-name="P11"/>
      <text:p text:style-name="P11">斬撃は従来のリィン・シュバルツァーのような仕様です。</text:p>
      <text:p text:style-name="P11">狙撃はR2長押しにするとAIMモードになります。</text:p>
      <text:p text:style-name="P11">狙撃が行えるのは銃・ナイフを使用できるキャラとなります。</text:p>
      <text:p text:style-name="P11">敵を中心にしてR2を離すと射撃することができます。</text:p>
      <text:p text:style-name="P12">当たると バニッシュアタック が成功となります。外すと敵に発見されます。</text:p>
      <text:p text:style-name="P11"/>
      <text:p text:style-name="P11">・暗殺</text:p>
      <text:p text:style-name="P11"/>
      <text:p text:style-name="P12">バニッシュアタック を行うと戦闘開始時に敵一体のブレイクが確定となります。</text:p>
      <text:p text:style-name="P11">その他の敵にも一定数のダメージ、ブレイクダメージが入ります。</text:p>
      <text:p text:style-name="P11">ボス戦では使用できません(従来仕様)</text:p>
      <text:p text:style-name="P11"/>
      <text:p text:style-name="P4"/>
      <text:p text:style-name="P6">切り替えシステム<text:span text:style-name="T4">2</text:span>「双剣・ブレード」</text:p>
      <text:p text:style-name="P6"/>
      <text:p text:style-name="P7">「創の軌跡」主人公の一人スウィン・アーベルにユウナ・クロフォード同様の</text:p>
      <text:p text:style-name="P7">武器切り替えシステムを実装したいです。</text:p>
      <text:p text:style-name="P7"/>
      <text:p text:style-name="P7">・双剣　ブレード　違い</text:p>
      <text:p text:style-name="P7"/>
      <text:p text:style-name="P8">通常時は双剣、双剣を合体させて威力が向上するブレードへと変形します。</text:p>
      <text:p text:style-name="P7">双剣時はブレイクゲージへの威力が上昇します。</text:p>
      <text:p text:style-name="P8">ブレード時は通常攻撃の威力が上昇します。また通常攻撃の範囲も双剣時より若干広がり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5S</meta:editing-duration>
    <meta:editing-cycles>14</meta:editing-cycles>
    <meta:generator>LibreOffice/5.4.1.2$Windows_x86 LibreOffice_project/ea7cb86e6eeb2bf3a5af73a8f7777ac570321527</meta:generator>
    <dc:date>2020-04-03T11:33:09.264000000</dc:date>
    <meta:document-statistic meta:table-count="0" meta:image-count="0" meta:object-count="0" meta:page-count="1" meta:paragraph-count="35" meta:word-count="816" meta:character-count="839" meta:non-whitespace-character-count="822"/>
    <meta:user-defined meta:name="Info 1"/>
    <meta:user-defined meta:name="Info 2"/>
    <meta:user-defined meta:name="Info 3"/>
    <meta:user-defined meta:name="Info 4"/>
  </office:meta>
</office:document-meta>
</file>